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4a31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efa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76f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0c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35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d2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fc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5b07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7e5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89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1baf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04b5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eb4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3b2e013a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fo:font-style="normal" fo:text-shadow="none" style:text-underline-style="none" officeooo:rsid="4218fc1a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fo:font-style="normal" fo:text-shadow="none" style:text-underline-style="none" officeooo:rsid="42199583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fo:font-style="normal" fo:text-shadow="none" style:text-underline-style="none" officeooo:rsid="2f7a955a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officeooo:rsid="2b73fccf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style:font-name="標楷體1" fo:font-style="normal" fo:text-shadow="none" officeooo:rsid="2b73fccf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2199583" style:font-name-asian="標楷體1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a0fc235" style:font-name-asian="標楷體1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66" style:family="text">
      <style:text-properties style:font-name="標楷體1"/>
    </style:style>
    <style:style style:name="T67" style:family="text">
      <style:text-properties style:font-name="標楷體1" style:font-name-asian="標楷體1"/>
    </style:style>
    <style:style style:name="T68" style:family="text">
      <style:text-properties style:font-name="標楷體1" officeooo:rsid="0a6d63ec" style:font-name-asian="標楷體1"/>
    </style:style>
    <style:style style:name="T69" style:family="text">
      <style:text-properties style:font-name="標楷體1" style:text-underline-style="solid" style:text-underline-width="auto" style:text-underline-color="font-color"/>
    </style:style>
    <style:style style:name="T70" style:family="text">
      <style:text-properties style:font-name="標楷體1" officeooo:rsid="3449857d"/>
    </style:style>
    <style:style style:name="T71" style:family="text">
      <style:text-properties style:font-name="標楷體1" officeooo:rsid="2968fd3e"/>
    </style:style>
    <style:style style:name="T72" style:family="text">
      <style:text-properties officeooo:rsid="3449857d"/>
    </style:style>
    <style:style style:name="T73" style:family="text">
      <style:text-properties style:font-name="Liberation Serif" officeooo:rsid="0a6d63ec" style:font-name-asian="標楷體1"/>
    </style:style>
    <style:style style:name="T74" style:family="text">
      <style:text-properties officeooo:rsid="0a6d63ec"/>
    </style:style>
    <style:style style:name="T75" style:family="text">
      <style:text-properties officeooo:rsid="2f7a955a"/>
    </style:style>
    <style:style style:name="T76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77" style:family="text">
      <style:text-properties style:font-name-asian="標楷體1"/>
    </style:style>
    <style:style style:name="T78" style:family="text">
      <style:text-properties style:font-name="標楷體1" style:text-underline-style="none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20667767" text:style-name="L1">
        <text:list-item>
          <text:p text:style-name="P3"><text:span text:style-name="T24">_ (第1本</text:span><text:span text:style-name="T11">)</text:span></text:p>
          <text:list>
            <text:list-item>
              <text:p text:style-name="P25"><text:span text:style-name="T7">神</text:span><text:span text:style-name="T11">，</text:span><text:span text:style-name="T38">精神層個體、第</text:span><text:span text:style-name="T15">2</text:span><text:span text:style-name="T38">層級型態個體、</text:span><text:span text:style-name="T12">第二層級法則、意識層法則、精神層法則、精神世界、物質世界</text:span><text:span text:style-name="T11">。</text:span></text:p>
            </text:list-item>
            <text:list-item>
              <text:p text:style-name="P45"><text:span text:style-name="T7">有機率（正在、試圖）監視、控制 的 勢力、存在、個體</text:span><text:span text:style-name="T11">，YouTube、</text:span><text:span text:style-name="T38">派對、戰爭</text:span>。</text:p>
            </text:list-item>
            <text:list-item>
              <text:p text:style-name="P26"><text:span text:style-name="T52">肉質層個體、意識層個體、精神層個體</text:span>，。</text:p>
            </text:list-item>
            <text:list-item>
              <text:p text:style-name="P43"><text:span text:style-name="T1">大規模監控</text:span>，<text:span text:style-name="T38">精準監控、</text:span>電器型大規模監控、史諾登、稜鏡計畫、上游計畫、<text:span text:style-name="T15">側寫、</text:span><text:span text:style-name="T22">profile</text:span>、超能力型大規模監控、超感知、超行為、<text:span text:style-name="T38">劍橋計畫、</text:span><text:span text:style-name="T48">位</text:span><text:span text:style-name="T38">器型大規模監控、位訊號、電訊號、</text:span><text:span text:style-name="T48">聲音、重力波</text:span><text:span text:style-name="T38">、</text:span><text:span text:style-name="T48">光波</text:span><text:span text:style-name="T38">、</text:span><text:span text:style-name="T15">第</text:span><text:span text:style-name="T58">a層級型態</text:span><text:span text:style-name="T38">大規模監控、帶有探照燈的攝影機、</text:span><text:span text:style-name="T49">心電感應、催眠、精神控制、意識控制、寫入腦中感知、竊聽腦中感知、竊聽腦中意識、竊聽腦中思想</text:span><text:span text:style-name="T38">、身體、意識、被害妄想症、精神病患者</text:span>。</text:p>
            </text:list-item>
            <text:list-item>
              <text:p text:style-name="P46"><text:span text:style-name="T64">&lt;_?</text:span><text:span text:style-name="T65">3_&gt;</text:span><text:span text:style-name="T54">個體</text:span>，<text:span text:style-name="T60">大自然、</text:span><text:span text:style-name="T61">獨立思考、群體討論、意識判斷、觀點認定、自由選擇、實際執行</text:span><text:span text:style-name="T60">、聲音、人類、樹木、土壤、地球、月亮、太陽、太陽系、電腦、數學、能量、動物、植物、靜物、行星、衛星、恆星、恆星系、科技、學門、</text:span><text:span text:style-name="T15">質疑</text:span>。</text:p>
            </text:list-item>
          </text:list>
        </text:list-item>
        <text:list-item>
          <text:p text:style-name="P5">大自然<text:span text:style-name="T66"> (第1本)</text:span></text:p>
          <text:list>
            <text:list-item>
              <text:p text:style-name="P6">蜜蜂<text:span text:style-name="T6">，。</text:span></text:p>
            </text:list-item>
          </text:list>
        </text:list-item>
        <text:list-item>
          <text:p text:style-name="P6">反軍事<text:span text:style-name="T67"> (第1本)</text:span></text:p>
          <text:list>
            <text:list-item>
              <text:p text:style-name="P27"><text:span text:style-name="T1">間諜</text:span>，<text:span text:style-name="T75">子彈、彈道、（靶上的）彈痕、領導層型間諜、國民群型間諜、國家型間諜、商業型間諜、政治型間諜、軍事型間諜、電器、</text:span><text:span text:style-name="T38">第</text:span><text:span text:style-name="T16">a</text:span><text:span text:style-name="T38">層級型態個體、</text:span><text:span text:style-name="T41">肉質層型間諜、意識層型間諜、精神層型間諜</text:span><text:span text:style-name="T39">、電</text:span><text:span text:style-name="T41">器</text:span><text:span text:style-name="T39">、</text:span><text:span text:style-name="T55">位</text:span><text:span text:style-name="T41">器</text:span><text:span text:style-name="T39">、電磁波、</text:span><text:span text:style-name="T55">位</text:span><text:span text:style-name="T56">動</text:span><text:span text:style-name="T39">波、</text:span><text:span text:style-name="T18">紅外線</text:span><text:span text:style-name="T39">、可見光、</text:span><text:span text:style-name="T18">紫外線</text:span><text:span text:style-name="T39">、次聲波、聲波、</text:span><text:span text:style-name="T43">超</text:span><text:span text:style-name="T39">音波、聲音、重力波、手機、攝影機</text:span><text:span text:style-name="T41">、麥克風、陀螺儀、</text:span><text:span text:style-name="T21">USB</text:span><text:span text:style-name="T41">孔、觸控螢幕、手機畫面</text:span>。</text:p>
            </text:list-item>
          </text:list>
        </text:list-item>
        <text:list-item>
          <text:p text:style-name="P7">世界學<text:span text:style-name="T67"> (第1本)</text:span></text:p>
          <text:list>
            <text:list-item>
              <text:p text:style-name="P28"><text:span text:style-name="T1">世界學</text:span>，<text:span text:style-name="T14">機械手錶、發條、現象、本質、</text:span><text:span text:style-name="T17">單一本質、瞬間本質、當下本質、整體本質、可能性本質、創造數學工具、河川、上游、下游</text:span>。</text:p>
            </text:list-item>
            <text:list-item>
              <text:p text:style-name="P29"><text:span text:style-name="T1">紅移、紫移</text:span>，超音速、音爆、後移現象。</text:p>
            </text:list-item>
            <text:list-item>
              <text:p text:style-name="P29"><text:span text:style-name="T1">維度</text:span>，線。</text:p>
            </text:list-item>
            <text:list-item>
              <text:p text:style-name="P30"><text:span text:style-name="T8">函數</text:span>，<text:span text:style-name="T37">影子、存在、現象、本質、</text:span><text:span text:style-name="T41">亞里斯多德</text:span>。</text:p>
            </text:list-item>
            <text:list-item>
              <text:p text:style-name="P31"><text:span text:style-name="T51">速度</text:span>，位移、時間。</text:p>
            </text:list-item>
          </text:list>
        </text:list-item>
        <text:list-item>
          <text:p text:style-name="P7">物質世界學<text:span text:style-name="T67"> (第1本)</text:span></text:p>
          <text:list>
            <text:list-item>
              <text:p text:style-name="P32"><text:span text:style-name="T1">力</text:span>，<text:span text:style-name="T39">第</text:span><text:span text:style-name="T16">a</text:span><text:span text:style-name="T40">層級宗態譜</text:span>。</text:p>
            </text:list-item>
            <text:list-item>
              <text:p text:style-name="P33"><text:span text:style-name="T53">重力</text:span>，<text:span text:style-name="T39">重力子、第</text:span><text:span text:style-name="T20">3</text:span><text:span text:style-name="T40">層級宗態譜</text:span>。</text:p>
            </text:list-item>
            <text:list-item>
              <text:p text:style-name="P34"><text:span text:style-name="T53">冷次定律</text:span>，摩擦光、摩擦力。</text:p>
            </text:list-item>
          </text:list>
        </text:list-item>
        <text:list-item>
          <text:p text:style-name="P47">社會 (第1本)</text:p>
          <text:list>
            <text:list-item>
              <text:p text:style-name="P8"><text:span text:style-name="T37">內捲</text:span><text:span text:style-name="T26">，</text:span><text:span text:style-name="T6">。</text:span></text:p>
            </text:list-item>
            <text:list-item>
              <text:p text:style-name="P8"><text:span text:style-name="T42">貧窮</text:span><text:span text:style-name="T6">，。</text:span></text:p>
            </text:list-item>
            <text:list-item>
              <text:p text:style-name="P9"><text:span text:style-name="T44">教育</text:span><text:span text:style-name="T6">，</text:span><text:span text:style-name="T27">神職教育、神學、數學、拉丁文</text:span><text:span text:style-name="T6">、</text:span><text:span text:style-name="T27">地動說、豌豆雜交實驗</text:span><text:span text:style-name="T6">。</text:span></text:p>
            </text:list-item>
            <text:list-item>
              <text:p text:style-name="P10">錢<text:span text:style-name="T6">，</text:span><text:span text:style-name="T28">大規模監控、</text:span><text:span text:style-name="T29">精準監控、</text:span><text:span text:style-name="T28">蜜蜂、蜂蜜、蜂農、養蜂人、</text:span><text:span text:style-name="T32">維護大自然</text:span><text:span text:style-name="T28">、</text:span><text:span text:style-name="T30">單一、一小群、一大群、金融系統、金融工具</text:span><text:span text:style-name="T25">、</text:span><text:span text:style-name="T32">賺更多錢、更快賺到錢</text:span><text:span text:style-name="T25">、</text:span><text:span text:style-name="T32">問題、有害的存在、有害的個體、功能、有益的存在、有益的個體、解決問題、優化功能、賺錢、</text:span><text:span text:style-name="T28">存錢、花錢、收取、儲蓄、消費、好德、壞德、有德、缺德、無德、反德</text:span><text:span text:style-name="T6">。</text:span></text:p>
            </text:list-item>
            <text:list-item>
              <text:p text:style-name="P24">人文主義<text:span text:style-name="T6">，</text:span><text:span text:style-name="T32">數量型人文主義、社會型人文主義、</text:span><text:span text:style-name="T31">全體</text:span><text:span text:style-name="T32">型人文主義</text:span><text:span text:style-name="T6">。</text:span></text:p>
            </text:list-item>
            <text:list-item>
              <text:p text:style-name="P17">資本主義<text:span text:style-name="T6">，洛克。</text:span></text:p>
            </text:list-item>
            <text:list-item>
              <text:p text:style-name="P17">新聞報導<text:span text:style-name="T6">，。</text:span></text:p>
            </text:list-item>
            <text:list-item>
              <text:p text:style-name="P17">愚蠢<text:span text:style-name="T6">，。</text:span></text:p>
            </text:list-item>
            <text:list-item>
              <text:p text:style-name="P18"><text:span text:style-name="T47">孝順</text:span><text:span text:style-name="T6">，。</text:span></text:p>
            </text:list-item>
            <text:list-item>
              <text:p text:style-name="P20"><text:span text:style-name="T47">權威</text:span><text:span text:style-name="T6">，</text:span><text:span text:style-name="T36">米爾格倫電擊實驗</text:span><text:span text:style-name="T6">。</text:span></text:p>
            </text:list-item>
          </text:list>
        </text:list-item>
        <text:list-item>
          <text:p text:style-name="P11">哲學</text:p>
          <text:list>
            <text:list-item>
              <text:p text:style-name="P22">問題<text:span text:style-name="T6">，數量型問題、社會型問題、</text:span><text:span text:style-name="T31">全體</text:span><text:span text:style-name="T6">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3">認定<text:span text:style-name="T6">，真心、心裡、意識、被教育、被催眠、常認定、共認定、群認定、數量型認定、社會型認定、</text:span><text:span text:style-name="T31">全體</text:span><text:span text:style-name="T6">型認定、認知失調、思想失調、決策失調、行動失調、行動、結果、目的。</text:span></text:p>
            </text:list-item>
            <text:list-item>
              <text:p text:style-name="P16">安全<text:span text:style-name="T6">，隱私、控制、電器、</text:span><text:span text:style-name="T28">心靈感應、催眠、精神控制、</text:span><text:span text:style-name="T33">偷窺、竊聽、控制</text:span><text:span text:style-name="T6">。</text:span></text:p>
            </text:list-item>
          </text:list>
        </text:list-item>
        <text:list-item>
          <text:p text:style-name="P12"><text:span text:style-name="T73">時空</text:span><text:span text:style-name="T68">旅行 (第1本)</text:span></text:p>
          <text:list>
            <text:list-item>
              <text:p text:style-name="P35"><text:span text:style-name="T3">時空旅行的 悖論</text:span><text:span text:style-name="T74">，</text:span>。</text:p>
            </text:list-item>
          </text:list>
        </text:list-item>
        <text:list-item>
          <text:p text:style-name="P13"><text:span text:style-name="T46">德</text:span><text:span text:style-name="T10"> (第1本)</text:span></text:p>
          <text:list>
            <text:list-item>
              <text:p text:style-name="P19"><text:span text:style-name="T46">道、德</text:span><text:span text:style-name="T6">，</text:span><text:span text:style-name="T32">政府、領導層、官方權力、超能力者</text:span><text:span text:style-name="T6">。</text:span></text:p>
            </text:list-item>
            <text:list-item>
              <text:p text:style-name="P21"><text:bookmark-start text:name="常德、共德"/>常德、共德<text:bookmark-end text:name="常德、共德"/>、群德<text:span text:style-name="T6">，常識、共識、維護大自然、數量型群德、社會型群德、</text:span><text:span text:style-name="T31">全體</text:span><text:span text:style-name="T6">型群德、不發出聲音的吃東西、服從政府、監督政府、品德、靜態、先天、內在本能、教養、動態、後天、外在傳承、總德 =</text:span><text:span text:style-name="T78">（x%）品德 +（100% - x%）教養</text:span><text:span text:style-name="T6">。</text:span></text:p>
            </text:list-item>
          </text:list>
        </text:list-item>
        <text:list-item>
          <text:p text:style-name="P8">數學<text:span text:style-name="T67"> (第1本)</text:span></text:p>
          <text:list>
            <text:list-item>
              <text:p text:style-name="P35"><text:span text:style-name="T1">微積分</text:span>，。</text:p>
            </text:list-item>
            <text:list-item>
              <text:p text:style-name="P44"><text:span text:style-name="T9">次方坐標系</text:span>，分形。</text:p>
            </text:list-item>
          </text:list>
        </text:list-item>
        <text:list-item>
          <text:p text:style-name="P14">歷史<text:span text:style-name="T67"> (第1本)</text:span></text:p>
          <text:list>
            <text:list-item>
              <text:p text:style-name="P36"><text:span text:style-name="T1">人類文明的 實驗</text:span>，。</text:p>
            </text:list-item>
            <text:list-item>
              <text:p text:style-name="P36"><text:span text:style-name="T1">文藝復興</text:span>，。</text:p>
            </text:list-item>
            <text:list-item>
              <text:p text:style-name="P37"><text:span text:style-name="T4">啟蒙運動</text:span>，<text:span text:style-name="T72">立法、法律、教育、權限（</text:span><text:span text:style-name="T19">Power limit</text:span><text:span text:style-name="T44">）、人權、生命權、隱私權、空閒時間、空閒時空、無兵伐勢、神權制、獨裁制、君主制、共和制、金權制、錢、金融系統、人質症候群、</text:span><text:span text:style-name="T45">柏拉圖、洞穴理論</text:span><text:span text:style-name="T44">、群體制、人體</text:span>。</text:p>
            </text:list-item>
            <text:list-item>
              <text:p text:style-name="P38"><text:span text:style-name="T2">科舉</text:span><text:span text:style-name="T72">，</text:span>。</text:p>
            </text:list-item>
          </text:list>
        </text:list-item>
        <text:list-item>
          <text:p text:style-name="P4"><text:span text:style-name="T67">歷史人物 （第1本</text:span><text:span text:style-name="T77">）</text:span></text:p>
          <text:list>
            <text:list-item>
              <text:p text:style-name="P38"><text:span text:style-name="T69">商鞅</text:span><text:span text:style-name="T66">，法家、</text:span><text:span text:style-name="T70">商君書</text:span><text:span text:style-name="T66">。</text:span></text:p>
            </text:list-item>
            <text:list-item>
              <text:p text:style-name="P38"><text:span text:style-name="T69">蘇格拉底</text:span><text:span text:style-name="T66">，愛因斯坦、</text:span><text:span text:style-name="T72">思想實驗</text:span><text:span text:style-name="T66">。</text:span></text:p>
            </text:list-item>
            <text:list-item>
              <text:p text:style-name="P39"><text:span text:style-name="T2">柏拉圖</text:span><text:span text:style-name="T66">，。</text:span></text:p>
            </text:list-item>
            <text:list-item>
              <text:p text:style-name="P40"><text:span text:style-name="T5">亞里斯多德</text:span><text:span text:style-name="T66">，快樂、</text:span><text:span text:style-name="T75">賦予意義、認定有意義、認定有價值</text:span><text:span text:style-name="T66">。</text:span></text:p>
            </text:list-item>
            <text:list-item>
              <text:p text:style-name="P39"><text:span text:style-name="T69">尼采</text:span><text:span text:style-name="T66">，。</text:span></text:p>
            </text:list-item>
          </text:list>
        </text:list-item>
        <text:list-item>
          <text:p text:style-name="P15"><text:span text:style-name="T66">精神世界學 （第</text:span><text:span text:style-name="T71">1本</text:span><text:span text:style-name="T66">）</text:span></text:p>
          <text:list>
            <text:list-item>
              <text:p text:style-name="P41"><text:span text:style-name="T51">受到 精神層個體、超能力個體 影響 有機率出現的 現象</text:span><text:span text:style-name="T66">，</text:span><text:span text:style-name="T13">Y</text:span><text:span text:style-name="T14">ouTube、手機、機械手錶</text:span><text:span text:style-name="T76">、函數</text:span><text:span text:style-name="T14">、發條</text:span><text:span text:style-name="T66">。</text:span></text:p>
            </text:list-item>
            <text:list-item>
              <text:p text:style-name="P42"><text:span text:style-name="T69">精神世界學</text:span><text:span text:style-name="T66">，</text:span><text:span text:style-name="T37">記錄、好奇、探索、思考、質疑、驗證、傳承、</text:span><text:span text:style-name="T38">精神世界學、</text:span><text:span text:style-name="T12">物質世界</text:span><text:span text:style-name="T38">學</text:span><text:span text:style-name="T66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2T17:47:27.336000000</dc:date>
    <meta:editing-duration>P208DT22H14M51S</meta:editing-duration>
    <meta:editing-cycles>9994</meta:editing-cycles>
    <meta:document-statistic meta:table-count="0" meta:image-count="0" meta:object-count="0" meta:page-count="1" meta:paragraph-count="58" meta:word-count="1703" meta:character-count="1833" meta:non-whitespace-character-count="1803"/>
  </office:meta>
</office:document-meta>
</file>